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70000029ADD53D68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848cm" svg:height="17.62cm" svg:x="2.54cm" svg:y="5.08cm">
          <draw:image xlink:href="Pictures/10000000000002570000029ADD53D68B.png" xlink:type="simple" xlink:show="embed" xlink:actuate="onLoad">
            <text:p/>
          </draw:image>
        </draw:frame>
        <draw:custom-shape draw:style-name="gr2" draw:text-style-name="P1" draw:layer="layout" svg:width="3.81cm" svg:height="4.445cm" svg:x="12.165cm" svg:y="7.855cm">
          <text:p text:style-name="P2">Repository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3.81cm" svg:height="2.44cm" svg:x="2.64cm" svg:y="5.515cm">
          <text:p text:style-name="P2">URL Serv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3.81cm" svg:height="2.54cm" svg:x="7.185cm" svg:y="5.215cm">
          <text:p text:style-name="P2">Spid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4.445cm" svg:height="2.54cm" svg:x="11.865cm" svg:y="4.98cm">
          <text:p text:style-name="P2">Store Serv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3.175cm" svg:height="3.175cm" svg:x="5.08cm" svg:y="16.51cm">
          <text:p text:style-name="P2">Doc Index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6-07-21T23:56:36</meta:creation-date>
    <dc:date>2006-07-22T11:18:42</dc:date>
    <dc:language>en-US</dc:language>
    <meta:editing-cycles>4</meta:editing-cycles>
    <meta:editing-duration>PT9H23M18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